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E15801AA0014B292.jpg" manifest:media-type="image/jpeg"/>
  <manifest:file-entry manifest:full-path="Pictures/10000000000000C8000000C848FAC280B44568C4.jpg" manifest:media-type="image/jpeg"/>
  <manifest:file-entry manifest:full-path="Pictures/10000000000000C8000000C839656A5F199306CC.jpg" manifest:media-type="image/jpeg"/>
  <manifest:file-entry manifest:full-path="Pictures/10000000000000C8000000C86159A1AB6DCC4536.jpg" manifest:media-type="image/jpeg"/>
  <manifest:file-entry manifest:full-path="Pictures/10000000000000C8000000C8142B000B01964F19.jpg" manifest:media-type="image/jpeg"/>
  <manifest:file-entry manifest:full-path="Pictures/10000000000000C8000000C809C465A845A45E0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b8a81" officeooo:paragraph-rsid="001b8a8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2.0835in" svg:height="2.0835in" draw:z-index="0"><draw:image xlink:href="Pictures/10000000000000C8000000C839656A5F199306CC.jpg" xlink:type="simple" xlink:show="embed" xlink:actuate="onLoad"/></draw:frame>1</text:p>
      <text:p text:style-name="P1"/>
      <text:p text:style-name="P1"><draw:frame draw:style-name="fr2" draw:name="Image2" text:anchor-type="paragraph" svg:x="0.6898in" svg:y="0.1516in" svg:width="2.0835in" svg:height="2.0835in" draw:z-index="1"><draw:image xlink:href="Pictures/10000000000000C8000000C86159A1AB6DCC4536.jpg" xlink:type="simple" xlink:show="embed" xlink:actuate="onLoad"/></draw:frame>10</text:p>
      <text:p text:style-name="P1"/>
      <text:p text:style-name="P1"/>
      <text:p text:style-name="P1"/>
      <text:p text:style-name="P1"><draw:frame draw:style-name="fr3" draw:name="Image3" text:anchor-type="paragraph" svg:width="2.0835in" svg:height="2.0835in" draw:z-index="2"><draw:image xlink:href="Pictures/10000000000000C8000000C8142B000B01964F19.jpg" xlink:type="simple" xlink:show="embed" xlink:actuate="onLoad"/></draw:frame>89</text:p>
      <text:p text:style-name="P1"/>
      <text:p text:style-name="P1"/>
      <text:p text:style-name="P1"><draw:frame draw:style-name="fr4" draw:name="Image4" text:anchor-type="paragraph" svg:width="2.0835in" svg:height="2.0835in" draw:z-index="3"><draw:image xlink:href="Pictures/10000000000000C8000000C809C465A845A45E01.jpg" xlink:type="simple" xlink:show="embed" xlink:actuate="onLoad"/></draw:frame>125</text:p>
      <text:p text:style-name="P1"/>
      <text:p text:style-name="P1"/>
      <text:p text:style-name="P1"><draw:frame draw:style-name="fr4" draw:name="Image5" text:anchor-type="paragraph" svg:width="2.0835in" svg:height="2.0835in" draw:z-index="4"><draw:image xlink:href="Pictures/10000000000000C8000000C848FAC280B44568C4.jpg" xlink:type="simple" xlink:show="embed" xlink:actuate="onLoad"/></draw:frame>249</text:p>
      <text:p text:style-name="P1"/>
      <text:p text:style-name="P1"/>
      <text:p text:style-name="P1"/>
      <text:p text:style-name="P1"><draw:frame draw:style-name="fr4" draw:name="Image6" text:anchor-type="paragraph" svg:width="2.0835in" svg:height="2.0835in" draw:z-index="5"><draw:image xlink:href="Pictures/10000000000000C8000000C8E15801AA0014B292.jpg" xlink:type="simple" xlink:show="embed" xlink:actuate="onLoad"/></draw:frame>18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chreiber Fernandes</meta:initial-creator>
    <meta:creation-date>2016-06-16T10:35:31.658560810</meta:creation-date>
    <dc:date>2016-06-16T10:42:54.579090126</dc:date>
    <dc:creator>Marcelo Schreiber Fernandes</dc:creator>
    <meta:editing-duration>PT7M23S</meta:editing-duration>
    <meta:editing-cycles>1</meta:editing-cycles>
    <meta:document-statistic meta:table-count="0" meta:image-count="6" meta:object-count="0" meta:page-count="1" meta:paragraph-count="6" meta:word-count="6" meta:character-count="14" meta:non-whitespace-character-count="14"/>
    <meta:generator>LibreOffice/5.1.3.2$Linux_X86_64 LibreOffice_project/10m0$Build-2</meta:generator>
  </office:meta>
</office:document-meta>
</file>